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8df" officeooo:paragraph-rsid="000688df"/>
    </style:style>
    <style:style style:name="P2" style:family="paragraph" style:parent-style-name="Standard">
      <style:text-properties officeooo:rsid="0006ed88" officeooo:paragraph-rsid="0006ed88"/>
    </style:style>
    <style:style style:name="P3" style:family="paragraph" style:parent-style-name="Standard">
      <style:text-properties style:font-name="Roboto" fo:font-weight="normal" officeooo:rsid="000688df" officeooo:paragraph-rsid="000688df" style:font-weight-asian="normal" style:font-weight-complex="normal"/>
    </style:style>
    <style:style style:name="P4" style:family="paragraph" style:parent-style-name="Standard">
      <style:text-properties style:font-name="Roboto" fo:font-size="11pt" fo:font-style="normal" fo:font-weight="normal" officeooo:rsid="00111053" officeooo:paragraph-rsid="00111053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style:font-name="Roboto" fo:font-size="11pt" fo:font-style="normal" fo:font-weight="normal" officeooo:rsid="000eed4b" officeooo:paragraph-rsid="000eed4b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style:font-name="Roboto" fo:font-size="11pt" fo:font-style="normal" fo:font-weight="normal" officeooo:rsid="0013c100" officeooo:paragraph-rsid="0013c100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Roboto" fo:font-size="11pt" fo:font-style="normal" fo:font-weight="normal" officeooo:rsid="00152a19" officeooo:paragraph-rsid="00152a19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Roboto" fo:font-size="11pt" fo:font-style="normal" fo:font-weight="normal" officeooo:rsid="0021562a" officeooo:paragraph-rsid="0021562a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Roboto" fo:font-size="11pt" fo:font-weight="normal" officeooo:rsid="000688df" officeooo:paragraph-rsid="000688df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Roboto" fo:font-size="11pt" fo:font-weight="normal" officeooo:rsid="00079a55" officeooo:paragraph-rsid="00079a55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Roboto" fo:font-size="11pt" fo:font-weight="normal" officeooo:rsid="000eed4b" officeooo:paragraph-rsid="000eed4b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Roboto" fo:font-size="11pt" fo:font-style="italic" fo:font-weight="normal" officeooo:rsid="0008af3e" officeooo:paragraph-rsid="0008af3e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text-properties style:font-name="Roboto" fo:font-size="11pt" fo:font-style="italic" fo:font-weight="normal" officeooo:rsid="000eed4b" officeooo:paragraph-rsid="000eed4b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Preformatted_20_Text">
      <style:text-properties style:font-name="Roboto" fo:font-size="11pt" fo:font-style="normal" fo:font-weight="normal" officeooo:rsid="0013c100" officeooo:paragraph-rsid="0013c100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Preformatted_20_Text">
      <style:text-properties style:font-name="Roboto" fo:font-size="11pt" fo:font-style="normal" fo:font-weight="normal" officeooo:rsid="001d2253" officeooo:paragraph-rsid="001d2253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Preformatted_20_Text">
      <style:text-properties style:font-name="Roboto" fo:font-size="11pt" fo:font-style="normal" fo:font-weight="normal" officeooo:rsid="001d2253" officeooo:paragraph-rsid="00380708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Preformatted_20_Text">
      <style:text-properties style:font-name="Roboto" fo:font-size="11pt" fo:font-style="normal" fo:font-weight="normal" officeooo:rsid="0022a31b" officeooo:paragraph-rsid="0022a31b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Preformatted_20_Text">
      <style:text-properties style:font-name="Roboto" fo:font-size="11pt" fo:font-style="normal" fo:font-weight="normal" officeooo:rsid="0022a31b" officeooo:paragraph-rsid="0013c100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Preformatted_20_Text">
      <style:text-properties style:font-name="Roboto" fo:font-size="11pt" fo:font-style="normal" fo:font-weight="normal" officeooo:rsid="0022a31b" officeooo:paragraph-rsid="002e63db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Preformatted_20_Text">
      <style:text-properties style:font-name="Roboto" fo:font-size="11pt" fo:font-style="normal" fo:font-weight="normal" officeooo:rsid="0022a31b" officeooo:paragraph-rsid="0032bf3c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Preformatted_20_Text">
      <style:text-properties style:font-name="Roboto" fo:font-size="11pt" fo:font-style="normal" fo:font-weight="normal" officeooo:rsid="0022a31b" officeooo:paragraph-rsid="002f05f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Preformatted_20_Text">
      <style:text-properties style:font-name="Roboto" fo:font-size="11pt" fo:font-style="normal" fo:font-weight="normal" officeooo:rsid="00363e00" officeooo:paragraph-rsid="00363e00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Preformatted_20_Text">
      <style:text-properties style:font-name="Roboto" fo:font-size="11pt" fo:font-style="normal" fo:font-weight="bold" officeooo:rsid="0028429f" officeooo:paragraph-rsid="0028429f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Preformatted_20_Text">
      <style:text-properties style:font-name="Roboto" fo:font-size="11pt" fo:font-style="normal" fo:font-weight="bold" officeooo:rsid="002e63db" officeooo:paragraph-rsid="002e63db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Preformatted_20_Text">
      <style:text-properties style:font-name="Roboto" fo:font-size="11pt" fo:font-style="normal" fo:font-weight="bold" officeooo:rsid="00363e00" officeooo:paragraph-rsid="00363e00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Preformatted_20_Text">
      <style:text-properties style:font-name="Roboto" fo:font-size="11pt" fo:font-style="normal" fo:font-weight="bold" officeooo:rsid="00380b04" officeooo:paragraph-rsid="00380b04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Preformatted_20_Text">
      <style:text-properties officeooo:paragraph-rsid="0033cb95"/>
    </style:style>
    <style:style style:name="P28" style:family="paragraph" style:parent-style-name="Preformatted_20_Text">
      <style:text-properties officeooo:rsid="0033cb95" officeooo:paragraph-rsid="0033cb95"/>
    </style:style>
    <style:style style:name="P29" style:family="paragraph" style:parent-style-name="Preformatted_20_Text">
      <style:text-properties officeooo:rsid="0034a2ec" officeooo:paragraph-rsid="0034a2ec"/>
    </style:style>
    <style:style style:name="P30" style:family="paragraph" style:parent-style-name="Preformatted_20_Text">
      <style:text-properties fo:font-weight="bold" officeooo:rsid="0034a2ec" officeooo:paragraph-rsid="0034a2ec" style:font-weight-asian="bold" style:font-weight-complex="bold"/>
    </style:style>
    <style:style style:name="P31" style:family="paragraph" style:parent-style-name="Preformatted_20_Text">
      <style:text-properties officeooo:rsid="0035dac1" officeooo:paragraph-rsid="0035dac1"/>
    </style:style>
    <style:style style:name="P32" style:family="paragraph" style:parent-style-name="Title">
      <style:text-properties style:font-name="Roboto" fo:font-weight="normal" style:font-weight-asian="normal" style:font-weight-complex="normal"/>
    </style:style>
    <style:style style:name="P33" style:family="paragraph" style:parent-style-name="Standard">
      <style:text-properties style:font-name="Roboto" fo:font-size="11pt" fo:font-style="normal" fo:font-weight="normal" officeooo:rsid="0021562a" officeooo:paragraph-rsid="0013c100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Preformatted_20_Text">
      <style:text-properties officeooo:paragraph-rsid="0035dac1"/>
    </style:style>
    <style:style style:name="P35" style:family="paragraph" style:parent-style-name="Preformatted_20_Text">
      <style:text-properties officeooo:rsid="0035dac1" officeooo:paragraph-rsid="0035dac1"/>
    </style:style>
    <style:style style:name="P36" style:family="paragraph" style:parent-style-name="Preformatted_20_Text">
      <style:text-properties officeooo:rsid="0035dac1" officeooo:paragraph-rsid="00426f2a"/>
    </style:style>
    <style:style style:name="P37" style:family="paragraph" style:parent-style-name="Preformatted_20_Text">
      <style:text-properties officeooo:rsid="003b78b2" officeooo:paragraph-rsid="003b78b2"/>
    </style:style>
    <style:style style:name="P38" style:family="paragraph" style:parent-style-name="Preformatted_20_Text">
      <style:text-properties fo:font-weight="bold" officeooo:rsid="003b78b2" officeooo:paragraph-rsid="003b78b2" style:font-weight-asian="bold" style:font-weight-complex="bold"/>
    </style:style>
    <style:style style:name="P39" style:family="paragraph" style:parent-style-name="Preformatted_20_Text">
      <style:text-properties fo:font-weight="bold" officeooo:rsid="003cedb1" officeooo:paragraph-rsid="003cedb1" style:font-weight-asian="bold" style:font-weight-complex="bold"/>
    </style:style>
    <style:style style:name="P40" style:family="paragraph" style:parent-style-name="Preformatted_20_Text">
      <style:text-properties fo:font-weight="bold" officeooo:rsid="003e3fc6" officeooo:paragraph-rsid="003e3fc6" style:font-weight-asian="bold" style:font-weight-complex="bold"/>
    </style:style>
    <style:style style:name="P41" style:family="paragraph" style:parent-style-name="Preformatted_20_Text">
      <style:text-properties officeooo:rsid="0033cb95" officeooo:paragraph-rsid="0033cb95"/>
    </style:style>
    <style:style style:name="P42" style:family="paragraph" style:parent-style-name="Preformatted_20_Text">
      <style:text-properties officeooo:rsid="0033cb95" officeooo:paragraph-rsid="0040f3e2"/>
    </style:style>
    <style:style style:name="P43" style:family="paragraph" style:parent-style-name="Preformatted_20_Text">
      <style:text-properties officeooo:rsid="003cedb1" officeooo:paragraph-rsid="003cedb1"/>
    </style:style>
    <style:style style:name="P44" style:family="paragraph" style:parent-style-name="Preformatted_20_Text">
      <style:text-properties style:text-underline-style="solid" style:text-underline-width="auto" style:text-underline-color="font-color" fo:font-weight="bold" officeooo:rsid="003cedb1" officeooo:paragraph-rsid="0033cb95" style:font-weight-asian="bold" style:font-weight-complex="bold"/>
    </style:style>
    <style:style style:name="P45" style:family="paragraph" style:parent-style-name="Preformatted_20_Text">
      <style:text-properties officeooo:rsid="003e3fc6" officeooo:paragraph-rsid="003e3fc6"/>
    </style:style>
    <style:style style:name="P46" style:family="paragraph" style:parent-style-name="Preformatted_20_Text">
      <style:text-properties fo:font-weight="normal" officeooo:rsid="003e3fc6" officeooo:paragraph-rsid="003e3fc6" style:font-weight-asian="normal" style:font-weight-complex="normal"/>
    </style:style>
    <style:style style:name="P47" style:family="paragraph" style:parent-style-name="Preformatted_20_Text">
      <style:text-properties style:font-name="Roboto" fo:font-size="11pt" fo:font-style="normal" style:text-underline-style="solid" style:text-underline-width="auto" style:text-underline-color="font-color" fo:font-weight="bold" officeooo:rsid="003cedb1" officeooo:paragraph-rsid="0040f3e2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Preformatted_20_Text">
      <style:text-properties style:font-name="Roboto" fo:font-size="11pt" fo:font-style="normal" fo:font-weight="normal" officeooo:rsid="0022a31b" officeooo:paragraph-rsid="002f05f3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Preformatted_20_Text">
      <style:text-properties style:font-name="Roboto" fo:font-size="11pt" fo:font-style="normal" fo:font-weight="normal" officeooo:rsid="0013c100" officeooo:paragraph-rsid="0040f3e2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Preformatted_20_Text">
      <style:text-properties style:font-name="Roboto" fo:font-size="11pt" fo:font-style="normal" fo:font-weight="normal" officeooo:rsid="0013c100" officeooo:paragraph-rsid="0013c100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Preformatted_20_Text">
      <style:text-properties style:font-name="Roboto" fo:font-size="11pt" fo:font-style="normal" fo:font-weight="normal" officeooo:rsid="0040f3e2" officeooo:paragraph-rsid="0013c100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Preformatted_20_Text">
      <style:text-properties style:font-name="Roboto" fo:font-size="11pt" fo:font-style="normal" fo:font-weight="normal" officeooo:rsid="0040f3e2" officeooo:paragraph-rsid="0040f3e2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Preformatted_20_Text">
      <style:text-properties style:font-name="Roboto" fo:font-size="11pt" fo:font-style="normal" fo:font-weight="bold" officeooo:rsid="0040f3e2" officeooo:paragraph-rsid="0040f3e2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Preformatted_20_Text">
      <style:text-properties style:font-name="Roboto" fo:font-size="11pt" fo:font-style="normal" fo:font-weight="bold" officeooo:rsid="0028429f" officeooo:paragraph-rsid="0028429f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0688df"/>
    </style:style>
    <style:style style:name="T2" style:family="text">
      <style:text-properties style:font-name="Roboto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Roboto" fo:font-size="11pt" fo:font-style="normal" fo:font-weight="normal" officeooo:rsid="0033cb95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Roboto" fo:font-size="11pt" fo:font-style="italic" fo:font-weight="normal" officeooo:rsid="0033cb95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75a3" style:font-style-asian="italic" style:font-style-complex="italic"/>
    </style:style>
    <style:style style:name="T7" style:family="text">
      <style:text-properties officeooo:rsid="002e63db"/>
    </style:style>
    <style:style style:name="T8" style:family="text">
      <style:text-properties officeooo:rsid="0035da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63e00"/>
    </style:style>
    <style:style style:name="T11" style:family="text">
      <style:text-properties officeooo:rsid="00380708"/>
    </style:style>
    <style:style style:name="T12" style:family="text">
      <style:text-properties officeooo:rsid="00426f2a"/>
    </style:style>
    <style:style style:name="T13" style:family="text">
      <style:text-properties officeooo:rsid="004295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Info</text:span> ROS Pour Pepper</text:p>
      <text:p text:style-name="P3"/>
      <text:p text:style-name="P9"/>
      <text:p text:style-name="P1"><text:span text:style-name="T2">Site principal : </text:span><text:a xlink:type="simple" xlink:href="http://robots.ros.org/pepper/" text:style-name="Internet_20_link" text:visited-style-name="Visited_20_Internet_20_Link"><text:span text:style-name="T2">http://robots.ros.org/pepper/</text:span></text:a><text:span text:style-name="T2"> </text:span></text:p>
      <text:p text:style-name="P2"><text:span text:style-name="T2">Forum ros pepper : </text:span><text:a xlink:type="simple" xlink:href="https://answers.ros.org/questions/scope:all/sort:activity-desc/tags:pepper/page:1/" text:style-name="Internet_20_link" text:visited-style-name="Visited_20_Internet_20_Link"><text:span text:style-name="T2">https://answers.ros.org/questions/scope:all/sort:activity-desc/tags:pepper/page:1/</text:span></text:a><text:span text:style-name="T2"> </text:span></text:p>
      <text:p text:style-name="P2"><text:span text:style-name="T2">Tutorials ros pepper : </text:span><text:a xlink:type="simple" xlink:href="http://wiki.ros.org/pepper/Tutorials" text:style-name="Internet_20_link" text:visited-style-name="Visited_20_Internet_20_Link"><text:span text:style-name="T2">http://wiki.ros.org/pepper/Tutorials</text:span></text:a><text:span text:style-name="T2"> </text:span></text:p>
      <text:p text:style-name="P10"/>
      <text:p text:style-name="P9"/>
      <text:p text:style-name="P12">sudo apt-get install ros-kinetic-driver-base ros-kinetic-move-base-msgs ros-kinetic-octomap ros-kinetic-octomap-msgs ros-kinetic-humanoid-msgs ros-kinetic-humanoid-nav-msgs ros-kinetic-camera-info-manager ros-kinetic-camera-info-manager-py </text:p>
      <text:p text:style-name="P11"/>
      <text:p text:style-name="P11"/>
      <text:p text:style-name="P11">Lancer un test :<text:span text:style-name="T5"> roslaunch </text:span><text:span text:style-name="T6">pepper</text:span><text:span text:style-name="T5">_moveit_config demo.launch</text:span></text:p>
      <text:p text:style-name="P5"/>
      <text:p text:style-name="P5"/>
      <text:p text:style-name="P4">Tuto ? : <text:a xlink:type="simple" xlink:href="https://github.com/nlyubova/tutorials-for-Nao-Pepper-Romeo/blob/master/tuto_ORK/setupforpepper.rst" text:style-name="Internet_20_link" text:visited-style-name="Visited_20_Internet_20_Link">https://github.com/nlyubova/tutorials-for-Nao-Pepper-Romeo/blob/master/tuto_ORK/setupforpepper.rst</text:a> </text:p>
      <text:p text:style-name="P5"/>
      <text:p text:style-name="P5"/>
      <text:p text:style-name="P6">Séquence pour connecter Pepper : <text:a xlink:type="simple" xlink:href="https://github.com/ros-naoqi/pepper_moveit_config" text:style-name="Internet_20_link" text:visited-style-name="Visited_20_Internet_20_Link">https://github.com/ros-naoqi/pepper_moveit_config</text:a></text:p>
      <text:p text:style-name="P7">Fonctionnement ROS pepper :<text:a xlink:type="simple" xlink:href="https://groups.google.com/forum/#!topic/ros-sig-aldebaran/CUV9nJaslJc" text:style-name="Internet_20_link" text:visited-style-name="Visited_20_Internet_20_Link">https://groups.google.com/forum/#!topic/ros-sig-aldebaran/CUV9nJaslJc</text:a> </text:p>
      <text:p text:style-name="P33"/>
      <text:p text:style-name="P8"/>
      <text:p text:style-name="P6"/>
      <text:p text:style-name="P15">ifconfig -a </text:p>
      <text:p text:style-name="P15"/>
      <text:p text:style-name="P25">Wifi AP :</text:p>
      <text:p text:style-name="P15">roslaunch pepper_bringup pepper_full.launch nao_ip:=192.168.43.231 roscore_ip:=192.168.43.19 network_interface:=wlx542aa2a711bf</text:p>
      <text:p text:style-name="P14"/>
      <text:p text:style-name="P22"><text:span text:style-name="T9">Ethernet </text:span>:</text:p>
      <text:p text:style-name="P16">roslaunch pepper_bringup pepper_full.launch nao_ip:=<text:span text:style-name="T10">169.254.51.206</text:span> roscore_ip:=<text:span text:style-name="T11">localhost </text:span>network_interface:=<text:span text:style-name="T11">enp0s31f6</text:span></text:p>
      <text:p text:style-name="P51"/>
      <text:p text:style-name="P23">export PYTHONPATH=$PYTHONPATH:/home/mis/naoqi/pynaoqi-python2.7-2.5.5.5-linux64/lib/python2.7/site-packages</text:p>
      <text:p text:style-name="P23"/>
      <text:p text:style-name="P23"/>
      <text:p text:style-name="P42"/>
      <text:p text:style-name="P42"/>
      <text:p text:style-name="P42"/>
      <text:p text:style-name="P42"/>
      <text:p text:style-name="P47">Utilisation Topic :</text:p>
      <text:p text:style-name="P21"/>
      <text:p text:style-name="P49">rostopic pub -1 /cmd_vel geometry_msgs/Twist '{linear: {x: 1.0, y: 0.0, z: 0.0}, angular: {x: 0.0, y: 0.0, z: 0.0}}'</text:p>
      <text:p text:style-name="P21"/>
      <text:p text:style-name="P27"><text:span text:style-name="T3">Pour controler pepper avec plus grande précision utiliser le topic </text:span><text:span text:style-name="Teletype"><text:span text:style-name="T5">move_base_simple/goal</text:span></text:span><text:span text:style-name="Teletype"><text:span text:style-name="T3">, ne fournit pas de status d’avancement.</text:span></text:span></text:p>
      <text:p text:style-name="P27"><text:span text:style-name="Teletype"><text:span text:style-name="T3">→ type : geometry_msgs/PoseStamped.msg </text:span></text:span><text:span text:style-name="Teletype"><text:span text:style-name="T4">(header et pose)</text:span></text:span><text:span text:style-name="Teletype"><text:span text:style-name="T3"> </text:span></text:span></text:p>
      <text:p text:style-name="P27"><text:soft-page-break/><text:span text:style-name="Teletype"><text:span text:style-name="T3"><text:tab/><text:tab/><text:tab/>std_msgs/Header header</text:span></text:span></text:p>
      <text:p text:style-name="P27"><text:span text:style-name="Teletype"><text:span text:style-name="T3"><text:tab/><text:tab/><text:tab/>geometry_msgs/Pose pose</text:span></text:span></text:p>
      <text:p text:style-name="P27"><text:span text:style-name="Teletype"><text:span text:style-name="T3"/></text:span></text:p>
      <text:p text:style-name="P28">rostopic pub /move_base_simple/goal geometry_msgs/PoseStamped '{header: {stamp: now, frame_id: "map"}, pose: {position: {x: 1.0, y: 0.0, z: 0.0}, orientation: {w: 1.0}}}'</text:p>
      <text:p text:style-name="P28"/>
      <text:p text:style-name="P28"/>
      <text:p text:style-name="P44"/>
      <text:p text:style-name="P28"/>
      <text:p text:style-name="P30">exemple pub d’un goal :</text:p>
      <text:p text:style-name="P29">rostopic pub /pepper_robot/pose/body_pose/goal naoqi_bridge_msgs/BodyPoseActionGoal '{header: {seq: 1, stamp: now, frame_id: ""}, goal_id: {stamp: now, id: ""}, goal: {pose_name: "crouch"}}'</text:p>
      <text:p text:style-name="P29"/>
      <text:p text:style-name="P29"/>
      <text:p text:style-name="P31"><text:span text:style-name="T9">Affichage image</text:span> :</text:p>
      <text:p text:style-name="P34"><text:span text:style-name="T8">Package : </text:span><text:a xlink:type="simple" xlink:href="https://github.com/ros-perception/image_pipeline.git" text:style-name="Internet_20_link" text:visited-style-name="Visited_20_Internet_20_Link"><text:span text:style-name="T8">https://github.com/ros-perception/image_pipeline.git</text:span></text:a></text:p>
      <text:p text:style-name="P36">rosrun image_view image_view image:=<text:span text:style-name="T12">/pepper_robot/naoqi_driver/camera/bottom/image_raw</text:span></text:p>
      <text:p text:style-name="P31"/>
      <text:p text:style-name="P31"/>
      <text:p text:style-name="P31"/>
      <text:p text:style-name="P38">Utiliser voix pepper :</text:p>
      <text:p text:style-name="P37">rostopic pub /speech std_msgs/String «data »</text:p>
      <text:p text:style-name="P37"/>
      <text:p text:style-name="P39">Detection tête/main :</text:p>
      <text:p text:style-name="P43">rostopic echo /pepper_robot/naoqi_driver/head_touch <text:span text:style-name="T5">hand_touch</text:span></text:p>
      <text:p text:style-name="P43"/>
      <text:p text:style-name="P40">Avoir di<text:span text:style-name="T13">s</text:span>tance des sonars :</text:p>
      <text:p text:style-name="P45">rostopic echo /pepper_robot/naoqi_driver/sonar/back </text:p>
      <text:p text:style-name="P45"/>
      <text:p text:style-name="P40">Etat des bumper</text:p>
      <text:p text:style-name="P45">rostopic echo /pepper_robot/naoqi_driver/bumper</text:p>
      <text:p text:style-name="P45"/>
      <text:p text:style-name="P40">Etat/diagnotics :</text:p>
      <text:p text:style-name="P46">rostopic echo /diagnost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3:25:01.115471512</meta:creation-date>
    <meta:generator>LibreOffice/5.1.6.2$Linux_X86_64 LibreOffice_project/10m0$Build-2</meta:generator>
    <dc:date>2018-04-25T14:46:08.677631582</dc:date>
    <meta:editing-duration>P3DT5H34M24S</meta:editing-duration>
    <meta:editing-cycles>32</meta:editing-cycles>
    <meta:document-statistic meta:table-count="0" meta:image-count="0" meta:object-count="0" meta:page-count="2" meta:paragraph-count="37" meta:word-count="211" meta:character-count="2448" meta:non-whitespace-character-count="2259"/>
  </office:meta>
</office:document-meta>
</file>